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1" svg:font-family="'Courier New'" style:font-family-generic="moder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WenQuanYi Zen Hei Sharp" svg:font-family="'WenQuanYi Zen Hei Sharp'"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1">
      <style:text-properties fo:language="uk" fo:country="UA"/>
    </style:style>
    <style:style style:name="P5" style:family="paragraph" style:parent-style-name="Standard">
      <style:text-properties fo:language="uk" fo:country="UA" fo:font-weight="bold" style:font-weight-asian="bold" style:font-weight-complex="bold"/>
    </style:style>
    <style:style style:name="P6" style:family="paragraph" style:parent-style-name="Standard">
      <style:text-properties fo:language="uk" fo:country="UA" style:text-underline-style="solid" style:text-underline-width="auto" style:text-underline-color="font-color"/>
    </style:style>
    <style:style style:name="P7" style:family="paragraph" style:parent-style-name="Standard">
      <style:text-properties fo:language="uk" fo:country="UA" style:text-underline-style="solid" style:text-underline-width="auto" style:text-underline-color="font-color" officeooo:rsid="00128c24" officeooo:paragraph-rsid="00128c24"/>
    </style:style>
    <style:style style:name="P8" style:family="paragraph" style:parent-style-name="Standard">
      <style:text-properties fo:font-weight="bold" officeooo:paragraph-rsid="00141662" style:font-weight-asian="bold" style:font-weight-complex="bold"/>
    </style:style>
    <style:style style:name="P9" style:family="paragraph" style:parent-style-name="Heading_20_1">
      <style:paragraph-properties fo:break-before="page"/>
      <style:text-properties fo:language="uk" fo:country="UA"/>
    </style:style>
    <style:style style:name="T1" style:family="text">
      <style:text-properties fo:language="uk" fo:country="UA"/>
    </style:style>
    <style:style style:name="T2" style:family="text">
      <style:text-properties fo:language="uk" fo:country="UA" fo:font-weight="bold" style:font-weight-asian="bold" style:font-weight-complex="bold"/>
    </style:style>
    <style:style style:name="T3" style:family="text">
      <style:text-properties fo:language="uk" fo:country="UA" fo:font-weight="normal" style:font-weight-asian="normal" style:font-weight-complex="normal"/>
    </style:style>
    <style:style style:name="T4" style:family="text">
      <style:text-properties fo:font-style="italic" style:text-underline-style="none" style:font-style-asian="italic" style:font-style-complex="italic"/>
    </style:style>
    <style:style style:name="T5" style:family="text">
      <style:text-properties officeooo:rsid="00112a80"/>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12a80" style:font-style-asian="normal" style:font-style-complex="normal"/>
    </style:style>
    <style:style style:name="T8" style:family="text">
      <style:text-properties fo:font-style="normal" style:text-underline-style="none" officeooo:rsid="00128c24" style:font-style-asian="normal" style:font-style-complex="normal"/>
    </style:style>
    <style:style style:name="T9" style:family="text">
      <style:text-properties style:text-underline-style="none"/>
    </style:style>
    <style:style style:name="T10" style:family="text">
      <style:text-properties style:text-underline-style="none" officeooo:rsid="00112a80"/>
    </style:style>
    <style:style style:name="T11" style:family="text">
      <style:text-properties style:text-underline-style="none" officeooo:rsid="00128c24"/>
    </style:style>
    <style:style style:name="T12" style:family="text">
      <style:text-properties fo:font-weight="normal" style:font-weight-asian="normal" style:font-weight-complex="normal"/>
    </style:style>
    <style:style style:name="T13" style:family="text">
      <style:text-properties fo:font-weight="normal" officeooo:rsid="00128c24"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_RefHeading__9910_981701279"/>РЕФЕРАТ<text:bookmark-end text:name="__RefHeading__9910_981701279"/></text:h>
      <text:p text:style-name="P8"><text:span text:style-name="T1">Актуальність теми.</text:span><text:span text:style-name="T3"> Впродовж останнього сторіччя галузь комп'ютерного бачення стала важливою частиною інформаційних технологій. Це зумовлено тим, що комп'ютерне бачення, та розпізнавання графічних образів зокрема, має багато застосувань у різних галузях, а саме: у медицині (виявлення пухлин, атеросклерозу та інших злоякісних змін), воєнній промисловості (виявлення ворожих бойових одиниць, управління ракетами і т. п.), при розробці автономних транспортних засобів, систем автоматичного доступу, відеоспостереженні і т. д. У більшості випадків задача виявлення графічних образів зводиться до задачі побудови класифікатора, який ефективно розділяє класи шуканих та всіх інших об'єктів. Методи розпізнавання графічних образів є дуже обчислювально витратними як на етапі побудови класифікатора (час побудови класифікатора може сягати декількох днів або навіть й тижнів у залежності розміру від тренувального набору даних), так і на етапі класифікації (як наслідок, важко проводити класифікацію в реальному часі). Тому розроблення методів пришвидшення існуючих методів розпізнавання графічних образів є актуальним як з наукової, так і з практичної точки зору.</text:span></text:p>
      <text:p text:style-name="Standard"><text:span text:style-name="T2">Об'єктом дослідження</text:span><text:span text:style-name="T1"> є процес розпаралелення обробки зображень з метою виявлення на них графічних образів.</text:span></text:p>
      <text:p text:style-name="Standard"><text:span text:style-name="T2">Предметом дослідження</text:span><text:span text:style-name="T1"> є методи виявлення графічних образів на зображеннях на основі використання багатопроцесорних архітектур.</text:span></text:p>
      <text:p text:style-name="Standard"><text:span text:style-name="T2">Мета роботи: </text:span><text:span text:style-name="T3">підвищення швидкодії методів виявлення графічних образів на зображеннях за рахунок їх адаптації під багатопроцесорні архітектури.</text:span></text:p>
      <text:p text:style-name="P2"><text:span text:style-name="T1">Методи дослідження. </text:span><text:span text:style-name="T3">У роботі використовуються методи математичного моделювання, методи оптимізації... ???</text:span></text:p>
      <text:p text:style-name="Standard"><text:span text:style-name="T2">Наукова новизна</text:span><text:span text:style-name="T1"> роботи полягає в наступному:</text:span></text:p>
      <text:list xml:id="list7366144264058860896" text:style-name="L1">
        <text:list-item>
          <text:p text:style-name="P3"><text:span text:style-name="T1">Розроблено метод пришвидшення процесу побудови класифікатора, що базується на використанні розподіленої системи процесорів для </text:span><text:soft-page-break/><text:span text:style-name="T1">провелення обчислень. Теоретично та на практиці доведено, що розроблений метод дозволяє майже лінійного пришвидшення у залежності від кількості процесорів розподіленої системи.</text:span></text:p>
        </text:list-item>
        <text:list-item>
          <text:p text:style-name="P4">Розроблено метод пришвидшення виявлення графічних образів, що базується на використанні графічних процесорів для проведення обчислень. Розроблений метод дозволяє значно знизити час класифікації об'єктів та робить можливим проведення класифікації у реальному часі.</text:p>
        </text:list-item>
      </text:list>
      <text:p text:style-name="P5">Практична цінність<text:span text:style-name="T12"> </text:span><text:span text:style-name="T13">отриманих у роботі результатів полягає в тому, що запропоновані методи дозволяють значно знизити час виконання процесів класифікації та тренування класифікатора за рахунок використання багатопроцесорних паралельних архітектур. Розроблений метод тренування класифікатора надає можливість швидко оновлювати структуру класифікатора при зміні набору даних, а метод виявлення графічних образів надає змогу проводити класифікацію в реальному часі.</text:span></text:p>
      <text:p text:style-name="P2"><text:span text:style-name="T1">Апробація роботи. </text:span><text:span text:style-name="T3">Основні положення і результати роботи були представлені та обговорювались на науковій конференції магістратнів та аспірантів “Прикладна математика та комп'ютинг” ПМК-2015.</text:span></text:p>
      <text:p text:style-name="P2"><text:span text:style-name="T1">Структура та обсяг роботи. </text:span><text:span text:style-name="T3">Магістерська дисертація складається з чотирьох розділів, висновків та додатків.</text:span></text:p>
      <text:p text:style-name="P6">У вступі<text:span text:style-name="T6"> </text:span><text:span text:style-name="T7">наведено загальні відомості про область комп'ютерного бачення та розпізнавання графічних образів, перелічено особливості, які притаманні більшості методів розпізнавання графічних образів, сформульовано мету наукового дослідження та показано актуальність даного напряму.</text:span></text:p>
      <text:p text:style-name="P6">У першому розділі<text:span text:style-name="T9"> </text:span><text:span text:style-name="T10">проведено огляд засобів для ведення паралельних обчислень та методів розпізнавання графічних образів, наведено переваги та недоліки кожного з них. У якості висновку було обрано ті засоби і методи, які найкраще відповідають поставленим вимогам до даної роботи.</text:span></text:p>
      <text:p text:style-name="P6">У другому розділі<text:span text:style-name="T9"> </text:span><text:span text:style-name="T10">проведено адаптацію методів Віоли-Джонса та </text:span><text:soft-page-break/><text:span text:style-name="T10">MB-LBP під багатопроцесорні паралельні архітектури. У результаті, було розроблено методи пришвидшення процесу тренування класифікатора та процесу виявлення графічних образів на зображеннях. Також приводиться теоретична оцінка показників пришвидшення роботи вихідних методів.</text:span></text:p>
      <text:p text:style-name="P6">У третьому розділі<text:span text:style-name="T6"> </text:span><text:span text:style-name="T7">приводиться опис програмної реалізації розроблених методів пришвидшення процесу тренування класифікатора та виявлення графічних образів на зображеннях. У форматі псевдокоду та блок-схем описані алгоритми тренування класифікатора та класифікації вхідних даних.</text:span></text:p>
      <text:p text:style-name="P6"><text:span text:style-name="T5">Четвертий розділ</text:span><text:span text:style-name="T10"> присвячений експериментальному дослідженню розроблених методів. На практиці показано, що розроблені методи дозволяють досягти майже чотирьохкратного пришвидшення процесу тренування класифікатора при використанні системи з чотирма процесорами, та восьмикратного пришвидшення при використанні графічних процесорів для проведення обчислень. </text:span><text:span text:style-name="T11">Також розроблений метод виявлення графічних образів на зображеннях значно знижує час класифікації та дозволяє проводити класифікацію у реальному часі.</text:span></text:p>
      <text:p text:style-name="P6">У висновках<text:span text:style-name="T9"> </text:span><text:span text:style-name="T11">проаналізовано отримані результати роботи.</text:span></text:p>
      <text:p text:style-name="P6">У додатках<text:span text:style-name="T4"> </text:span><text:span text:style-name="T8">приведено блок-схеми однопоточного алгоритму тренування класифікатора, розподіленого алгоритму тренування сильного класифікатора, однопоточного алгоритму виявлення графічних образів на зображеннях, паралельного алгоритму виявлення графічних образів на зображеннях. Також наведено UML-діаграми модуля тренування класифікатора та модуля виявлення графічних образів на зображеннях.</text:span></text:p>
      <text:p text:style-name="P7"><text:span text:style-name="T8">Р</text:span><text:span text:style-name="T6">обота виконана на 93 аркушах, містить 6 додатків та посилання на список використаних літературних джерел з 40 найменувань.</text:span></text:p>
      <text:p text:style-name="P5">Ключові слова:<text:span text:style-name="T12"> </text:span><text:span text:style-name="T13">метод пришвидшення, розпізнавання графічних образів, багатопроцесорні архітектури.</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1" svg:font-family="'Courier New'" style:font-family-generic="moder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WenQuanYi Zen Hei Sharp" svg:font-family="'WenQuanYi Zen Hei Sharp'"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1"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1"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Heading1" style:family="paragraph" style:parent-style-name="Standard">
      <style:paragraph-properties fo:margin-top="0.42cm" fo:margin-bottom="0.21cm" style:contextual-spacing="false"/>
    </style:style>
    <style:style style:name="Normal" style:family="paragraph">
      <style:paragraph-properties fo:margin-left="0cm" fo:margin-right="0cm" fo:margin-top="0cm" fo:margin-bottom="0cm" style:contextual-spacing="false" fo:line-height="150%" fo:text-align="start" style:justify-single-word="false" fo:text-indent="2.207cm" style:auto-text-indent="false" style:text-autospace="none"/>
      <style:text-properties style:use-window-font-color="true" style:font-name="WenQuanYi Zen Hei Sharp" fo:font-family="'WenQuanYi Zen Hei Sharp'" style:font-pitch="variable" fo:font-size="14pt" style:letter-kerning="true" style:font-name-asian="WenQuanYi Zen Hei Sharp" style:font-family-asian="'WenQuanYi Zen Hei Sharp'" style:font-pitch-asian="variable" style:font-size-asian="14pt" style:font-name-complex="WenQuanYi Zen Hei Sharp" style:font-family-complex="'WenQuanYi Zen Hei Sharp'" style:font-pitch-complex="variable" style:font-size-complex="14pt"/>
    </style:style>
    <style:style style:name="WW8Num28z2" style:family="paragraph">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28z1" style:family="paragraph">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0" style:family="paragraph">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Emphasis" style:family="paragraph">
      <style:paragraph-properties style:text-autospace="none"/>
      <style:text-properties fo:font-style="italic" style:font-style-asian="italic" style:font-style-complex="italic"/>
    </style:style>
    <style:style style:name="Index_20_Link" style:display-name="Index Link" style:family="paragraph">
      <style:paragraph-properties style:text-autospace="none"/>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Bullets" style:family="paragraph">
      <style:paragraph-properties style:text-autospace="none"/>
      <style:text-properties style:font-name="OpenSymbol" fo:font-family="OpenSymbol, 'Arial Unicode MS'" fo:font-size="14pt" style:font-name-asian="OpenSymbol" style:font-family-asian="OpenSymbol, 'Arial Unicode MS'" style:font-size-asian="14pt" style:font-name-complex="OpenSymbol" style:font-family-complex="OpenSymbol, 'Arial Unicode MS'" style:font-size-complex="14pt"/>
    </style:style>
    <style:style style:name="Numbering_20_Symbols" style:display-name="Numbering Symbols" style:family="paragraph">
      <style:paragraph-properties style:text-autospace="none"/>
      <style:text-properties fo:font-size="14pt" style:font-size-asian="14pt" style:font-size-complex="14pt"/>
    </style:style>
    <style:style style:name="_3f__3f__3f__3f__3f__3f__3f__3f__20__3f__3f__3f__3f__3f__20__3f__20__3f__3f__3f__3f__3f__3f__3f__3f__20_2" style:display-name="???????? ????? ? ???????? 2" style:family="paragraph">
      <style:paragraph-properties fo:margin-left="0cm" fo:margin-right="0cm" fo:margin-top="0.187cm" fo:margin-bottom="0.187cm" style:contextual-spacing="false" fo:line-height="150%" fo:text-align="start" style:justify-single-word="false" fo:text-indent="1.677cm" style:auto-text-indent="false" style:text-autospace="none"/>
      <style:text-properties style:font-name="Times New Roman4" fo:font-family="'Times New Roman'" style:font-family-generic="roman" style:font-pitch="variable" fo:font-size="14pt" style:font-name-asian="Times New Roman4" style:font-family-asian="'Times New Roman'" style:font-family-generic-asian="roman" style:font-pitch-asian="variable" style:font-size-asian="14pt" style:font-name-complex="Times New Roman4" style:font-family-complex="'Times New Roman'" style:font-family-generic-complex="roman" style:font-pitch-complex="variable" style:font-size-complex="14pt"/>
    </style:style>
    <style:style style:name="_3f__3f__3f__3f__3f__3f__3f__20__28__3f__3f__3f__29_" style:display-name="??????? (???)" style:family="paragraph">
      <style:paragraph-properties fo:margin-left="0cm" fo:margin-right="0cm" fo:margin-top="0.871cm" fo:margin-bottom="0.871cm" style:contextual-spacing="false" fo:line-height="150%" fo:text-align="start" style:justify-single-word="false" fo:text-indent="2.207cm" style:auto-text-indent="false" style:text-autospace="none"/>
      <style:text-properties style:font-name="Times New Roman4" fo:font-family="'Times New Roman'" style:font-family-generic="roman" style:font-pitch="variable" fo:font-size="14pt" style:font-name-asian="Times New Roman4" style:font-family-asian="'Times New Roman'" style:font-family-generic-asian="roman" style:font-pitch-asian="variable" style:font-size-asian="14pt" style:font-name-complex="Times New Roman4" style:font-family-complex="'Times New Roman'" style:font-family-generic-complex="roman" style:font-pitch-complex="variable" style:font-size-complex="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1" fo:font-family="OpenSymbol" fo:font-size="14pt" style:font-name-asian="OpenSymbol1" style:font-family-asian="OpenSymbol" style:font-size-asian="12.25pt" style:font-name-complex="OpenSymbol1"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6-08T12:25:07.442520254</dc:date>
    <meta:editing-duration>P11DT3H50M8S</meta:editing-duration>
    <meta:editing-cycles>192</meta:editing-cycles>
    <meta:generator>LibreOffice/4.2.8.2$Linux_X86_64 LibreOffice_project/420m0$Build-2</meta:generator>
    <meta:document-statistic meta:table-count="0" meta:image-count="0" meta:object-count="0" meta:page-count="3" meta:paragraph-count="22" meta:word-count="639" meta:character-count="5349" meta:non-whitespace-character-count="4734"/>
  </office:meta>
</office:document-meta>
</file>